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2.5445in"/>
    </style:style>
    <style:style style:name="co5" style:family="table-column">
      <style:table-column-properties fo:break-before="auto" style:column-width="2.2547in"/>
    </style:style>
    <style:style style:name="co6" style:family="table-column">
      <style:table-column-properties fo:break-before="auto" style:column-width="1.6756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  <style:style style:name="ce8" style:family="table-cell" style:parent-style-name="Default">
      <style:table-cell-properties fo:background-color="#ffff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table:number-columns-repeated="7"/>
          <table:table-cell table:style-name="ce6"/>
          <table:table-cell table:number-columns-repeated="1016"/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1º Ciclo</text:p>
          </table:table-cell>
          <table:table-cell table:style-name="ce1" office:value-type="string" calcext:value-type="string">
            <text:p>2º Ciclo</text:p>
          </table:table-cell>
          <table:table-cell table:style-name="ce1" office:value-type="string" calcext:value-type="string">
            <text:p>3º Ciclo</text:p>
          </table:table-cell>
          <table:table-cell table:style-name="ce1" office:value-type="string" calcext:value-type="string">
            <text:p>4º Ciclo</text:p>
          </table:table-cell>
          <table:table-cell table:style-name="ce1" office:value-type="string" calcext:value-type="string">
            <text:p>5º Ciclo</text:p>
          </table:table-cell>
          <table:table-cell table:style-name="ce6"/>
          <table:table-cell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add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+ B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addi rt, rs, imm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+ sign-extend(imm)</text:p>
          </table:table-cell>
          <table:table-cell table:style-name="ce5" office:value-type="string" calcext:value-type="string">
            <text:p>Reg[rt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addiu rt, rs, imm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+ sign-extend(imm)</text:p>
          </table:table-cell>
          <table:table-cell table:style-name="ce5" office:value-type="string" calcext:value-type="string">
            <text:p>Reg[rt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addu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+ B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and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and B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andi rt, rs, imm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and zero-extend(imm)</text:p>
          </table:table-cell>
          <table:table-cell table:style-name="ce5" office:value-type="string" calcext:value-type="string">
            <text:p>Reg[rt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eq rs, rt, offse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Se A == B</text:p>
            <text:p>PC ← AluOut</text:p>
          </table:table-cell>
          <table:table-cell table:style-name="ce5" table:number-columns-repeated="3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gtz rs, offse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Se A &gt; 0</text:p>
            <text:p>PC ← AluOut</text:p>
          </table:table-cell>
          <table:table-cell table:style-name="ce5" table:number-columns-repeated="3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lez rs, offse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Se A &lt;= 0</text:p>
            <text:p>PC ← AluOut</text:p>
          </table:table-cell>
          <table:table-cell table:style-name="ce5" table:number-columns-repeated="3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ne rs, rt, offse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Se A != B</text:p>
            <text:p>PC ← AluOut</text:p>
          </table:table-cell>
          <table:table-cell table:style-name="ce5" table:number-columns-repeated="3"/>
          <table:table-cell table:style-name="ce8" table:number-columns-repeated="1016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div rs, rt</text:p>
          </table:table-cell>
          <table:table-cell table:style-name="ce6" office:value-type="string" calcext:value-type="string">
            <text:p>IR ← MEM[PC]</text:p>
            <text:p>AluOut ← PC + 4</text:p>
          </table:table-cell>
          <table:table-cell table:style-name="ce6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6" office:value-type="string" calcext:value-type="string">
            <text:p>LO ← sign-extend(A / B)</text:p>
            <text:p>HI ← sign-extend(A % B)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divu rs, rt </text:p>
          </table:table-cell>
          <table:table-cell table:style-name="ce6" office:value-type="string" calcext:value-type="string">
            <text:p>IR ← MEM[PC]</text:p>
            <text:p>AluOut ← PC + 4</text:p>
          </table:table-cell>
          <table:table-cell table:style-name="ce6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6" office:value-type="string" calcext:value-type="string">
            <text:p>LO ← sign-extend(A / B)</text:p>
            <text:p>HI ← sign-extend(A % B)</text:p>
          </table:table-cell>
          <table:table-cell table:style-name="ce6" table:number-columns-repeated="2"/>
          <table:table-cell table:style-name="ce7" office:value-type="string" calcext:value-type="string">
            <text:p>São tratados como unsign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j targe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PC ← PC[31-28] || (IR[25-0] &lt;&lt; 2)</text:p>
          </table:table-cell>
          <table:table-cell table:style-name="ce5" table:number-columns-repeated="3"/>
          <table:table-cell table:style-name="ce8" table:number-columns-repeated="1016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jr rs</text:p>
          </table:table-cell>
          <table:table-cell table:style-name="ce6" office:value-type="string" calcext:value-type="string">
            <text:p>IR ← MEM[PC]</text:p>
            <text:p>AluOut ← PC + 4</text:p>
          </table:table-cell>
          <table:table-cell table:style-name="ce6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6" office:value-type="string" calcext:value-type="string">
            <text:p>PC ← A or 0</text:p>
          </table:table-cell>
          <table:table-cell table:style-name="ce6" table:number-columns-repeated="2"/>
          <table:table-cell table:style-name="ce6" office:value-type="string" calcext:value-type="string">
            <text:p>Não implementada aind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lui rt, imm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sign-extend(imm) &lt;&lt; 16</text:p>
          </table:table-cell>
          <table:table-cell table:style-name="ce5" office:value-type="string" calcext:value-type="string">
            <text:p>Reg[rt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5" office:value-type="string" calcext:value-type="string">
            <text:p>lw rt, offset(base)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+ sign-extend(addr)</text:p>
          </table:table-cell>
          <table:table-cell table:style-name="ce5" office:value-type="string" calcext:value-type="string">
            <text:p>MDR ← Memory[AluOut]</text:p>
          </table:table-cell>
          <table:table-cell table:style-name="ce5" office:value-type="string" calcext:value-type="string">
            <text:p>Reg[rt] ← MDR</text:p>
          </table:table-cell>
          <table:table-cell table:style-name="ce5"/>
          <table:table-cell table:style-name="ce8" table:number-columns-repeated="1016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mfhi rd</text:p>
          </table:table-cell>
          <table:table-cell table:style-name="ce6" office:value-type="string" calcext:value-type="string">
            <text:p>IR ← MEM[PC]</text:p>
            <text:p>AluOut ← PC + 4</text:p>
          </table:table-cell>
          <table:table-cell table:style-name="ce6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6" office:value-type="string" calcext:value-type="string">
            <text:p>AluOut ← HI</text:p>
          </table:table-cell>
          <table:table-cell table:style-name="ce6" office:value-type="string" calcext:value-type="string">
            <text:p>Reg[rd] ← AluOut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mflo rd</text:p>
          </table:table-cell>
          <table:table-cell table:style-name="ce6" office:value-type="string" calcext:value-type="string">
            <text:p>IR ← MEM[PC]</text:p>
            <text:p>AluOut ← PC + 4</text:p>
          </table:table-cell>
          <table:table-cell table:style-name="ce6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6" office:value-type="string" calcext:value-type="string">
            <text:p>AluOut ← LO</text:p>
          </table:table-cell>
          <table:table-cell table:style-name="ce6" office:value-type="string" calcext:value-type="string">
            <text:p>Reg[rd] ← AluOut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mthi rs</text:p>
          </table:table-cell>
          <table:table-cell table:style-name="ce6" office:value-type="string" calcext:value-type="string">
            <text:p>IR ← MEM[PC]</text:p>
            <text:p>AluOut ← PC + 4</text:p>
          </table:table-cell>
          <table:table-cell table:style-name="ce6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6" office:value-type="string" calcext:value-type="string">
            <text:p>HI ← A 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mtlo rs</text:p>
          </table:table-cell>
          <table:table-cell table:style-name="ce6" office:value-type="string" calcext:value-type="string">
            <text:p>IR ← MEM[PC]</text:p>
            <text:p>AluOut ← PC + 4</text:p>
          </table:table-cell>
          <table:table-cell table:style-name="ce6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6" office:value-type="string" calcext:value-type="string">
            <text:p>LO ← A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mult rs, rt</text:p>
          </table:table-cell>
          <table:table-cell table:style-name="ce6" office:value-type="string" calcext:value-type="string">
            <text:p>IR ← MEM[PC]</text:p>
            <text:p>AluOut ← PC + 4</text:p>
          </table:table-cell>
          <table:table-cell table:style-name="ce6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6" office:value-type="string" calcext:value-type="string">
            <text:p>(LO, HI) ← A * B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6" office:value-type="string" calcext:value-type="string">
            <text:p>multu rs, rt</text:p>
          </table:table-cell>
          <table:table-cell table:style-name="ce6" office:value-type="string" calcext:value-type="string">
            <text:p>IR ← MEM[PC]</text:p>
            <text:p>AluOut ← PC + 4</text:p>
          </table:table-cell>
          <table:table-cell table:style-name="ce6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6" office:value-type="string" calcext:value-type="string">
            <text:p>(LO, HI) ← A * B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nor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nor B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or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or B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ori rt, rs, imm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or zero-extend(imm)</text:p>
          </table:table-cell>
          <table:table-cell table:style-name="ce5" office:value-type="string" calcext:value-type="string">
            <text:p>Reg[rt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ll rd, rt, sham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B &lt;&lt; shamt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llv rd, rt, rs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B &lt;&lt; A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lt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Se A &lt; B</text:p>
            <text:p>AluOut ← 1</text:p>
            <text:p>Senão</text:p>
            <text:p>AluOut ← 0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slti rt, rs, imm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Se A &lt; sign-extend(imm)</text:p>
            <text:p>AluOut ← 1</text:p>
            <text:p>Senão</text:p>
            <text:p>AluOut ← 0</text:p>
          </table:table-cell>
          <table:table-cell table:style-name="ce5" office:value-type="string" calcext:value-type="string">
            <text:p>Reg[rt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sltiu rt, rs, imm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Se A &lt; zero-extend(imm)</text:p>
            <text:p>AluOut ← 1</text:p>
            <text:p>Senão</text:p>
            <text:p>AluOut ← 0</text:p>
          </table:table-cell>
          <table:table-cell table:style-name="ce5" office:value-type="string" calcext:value-type="string">
            <text:p>Reg[rt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ltu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Se A &lt; B</text:p>
            <text:p>AluOut ← 1</text:p>
            <text:p>Senão</text:p>
            <text:p>AluOut ← 0</text:p>
          </table:table-cell>
          <table:table-cell table:style-name="ce5" office:value-type="string" calcext:value-type="string">
            <text:p>Reg[rd] ← AluOut</text:p>
          </table:table-cell>
          <table:table-cell table:style-name="ce5"/>
          <table:table-cell table:style-name="ce5" office:value-type="string" calcext:value-type="string">
            <text:p>São tratados como unsigned</text:p>
          </table:table-cell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ra rd, rt, sham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sign-extend(B &gt;&gt; shamt)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rav rd, rt, rs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sign-extend(B &gt;&gt; A)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rl rd, rt, sham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B &gt;&gt; shamt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rlv rd, rt, rs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B &gt;&gt; A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ub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- B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subu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- B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sw rt, offset(base)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+ sign-extend(addr)</text:p>
          </table:table-cell>
          <table:table-cell table:style-name="ce5" office:value-type="string" calcext:value-type="string">
            <text:p>Memory[AluOut] ← B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xor rd, rs, rt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xor B</text:p>
          </table:table-cell>
          <table:table-cell table:style-name="ce5" office:value-type="string" calcext:value-type="string">
            <text:p>Reg[rd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xori rt, rs, imm</text:p>
          </table:table-cell>
          <table:table-cell table:style-name="ce5" office:value-type="string" calcext:value-type="string">
            <text:p>IR ← MEM[PC]</text:p>
            <text:p>AluOut ← PC + 4</text:p>
          </table:table-cell>
          <table:table-cell table:style-name="ce5" office:value-type="string" calcext:value-type="string">
            <text:p>A ← Reg[rs]</text:p>
            <text:p>B ← Reg[rt]</text:p>
            <text:p>PC ← AluOut</text:p>
            <text:p>AluOut ← PC + sign-extend(addr &lt;&lt; 2)</text:p>
          </table:table-cell>
          <table:table-cell table:style-name="ce5" office:value-type="string" calcext:value-type="string">
            <text:p>AluOut ← A xor zero-extend(imm)</text:p>
          </table:table-cell>
          <table:table-cell table:style-name="ce5" office:value-type="string" calcext:value-type="string">
            <text:p>Reg[rt] ← AluOut</text:p>
          </table:table-cell>
          <table:table-cell table:style-name="ce5" table:number-columns-repeated="2"/>
          <table:table-cell table:style-name="ce8" table:number-columns-repeated="1016"/>
        </table:table-row>
        <table:table-row table:style-name="ro1">
          <table:table-cell table:style-name="ce3"/>
          <table:table-cell table:style-name="ce6" table:number-columns-repeated="7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G4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0000-00-00T00:00:01.117146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0:30:54</meta:creation-date>
    <dc:date>2014-06-30T14:19:43.791729485</dc:date>
    <meta:editing-duration>P3DT9M19S</meta:editing-duration>
    <meta:editing-cycles>48</meta:editing-cycles>
    <meta:generator>LibreOffice/4.1.3.2$Linux_X86_64 LibreOffice_project/410m0$Build-2</meta:generator>
    <meta:document-statistic meta:table-count="3" meta:cell-count="239" meta:object-count="0"/>
  </office:meta>
</office:document-meta>
</file>